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include &lt;assert.h&gt;</text:p>
      <text:p text:style-name="P2">#include &lt;cstdlib&gt;</text:p>
      <text:p text:style-name="P2">#include &lt;iostream&gt;</text:p>
      <text:p text:style-name="P2">#include "List.h"</text:p>
      <text:p text:style-name="Preformatted_20_Text"/>
      <text:p text:style-name="P2">using namespace std;</text:p>
      <text:p text:style-name="Preformatted_20_Text"/>
      <text:p text:style-name="Preformatted_20_Text"/>
      <text:p text:style-name="P2">// Singly linked list node with freelist support</text:p>
      <text:p text:style-name="P2">template &lt;typename E&gt; class Link</text:p>
      <text:p text:style-name="P2">{</text:p>
      <text:p text:style-name="Preformatted_20_Text"/>
      <text:p text:style-name="P2">private:</text:p>
      <text:p text:style-name="P1"><text:s text:c="5"/><text:span text:style-name="T1">static Link&lt;E&gt;* freelist; // Reference to freelist head</text:span></text:p>
      <text:p text:style-name="P1"><text:s text:c="5"/><text:span text:style-name="T1">static int numactive; <text:s text:c="3"/>// the number of active nodes between all linked-lists</text:span></text:p>
      <text:p text:style-name="P1"><text:s text:c="6"/><text:span text:style-name="T1">static int numfree; <text:s text:c="4"/>// the number of free nodes on the free list</text:span></text:p>
      <text:p text:style-name="Preformatted_20_Text"/>
      <text:p text:style-name="Preformatted_20_Text"/>
      <text:p text:style-name="P2">public:</text:p>
      <text:p text:style-name="Preformatted_20_Text"/>
      <text:p text:style-name="P1"><text:s text:c="3"/><text:span text:style-name="T1">E element; // Value for this node</text:span></text:p>
      <text:p text:style-name="P1"><text:s text:c="3"/><text:span text:style-name="T1">Link* next; // Point to next node in list</text:span></text:p>
      <text:p text:style-name="Preformatted_20_Text"/>
      <text:p text:style-name="P2">// Constructors</text:p>
      <text:p text:style-name="P2">Link(const E&amp; elemval, Link* nextval =NULL)</text:p>
      <text:p text:style-name="P1"><text:s text:c="4"/><text:span text:style-name="T1">{ element = elemval; next = nextval; }</text:span></text:p>
      <text:p text:style-name="Preformatted_20_Text"/>
      <text:p text:style-name="P2">Link(Link* nextval =NULL) </text:p>
      <text:p text:style-name="P1"><text:s text:c="5"/><text:span text:style-name="T1">{ next = nextval; }</text:span></text:p>
      <text:p text:style-name="Preformatted_20_Text"/>
      <text:p text:style-name="Preformatted_20_Text"/>
      <text:p text:style-name="P2">void *operator new(size_t) </text:p>
      <text:p text:style-name="P1"><text:s/><text:span text:style-name="T1">{</text:span></text:p>
      <text:p text:style-name="P1"><text:s text:c="5"/></text:p>
      <text:p text:style-name="P1"><text:s text:c="7"/><text:span text:style-name="T1">Link&lt;E&gt;* return_val;</text:span></text:p>
      <text:p text:style-name="Preformatted_20_Text"/>
      <text:p text:style-name="P1"><text:s text:c="7"/><text:span text:style-name="T1">numactive++; <text:s text:c="4"/>//increment the number of active nodes</text:span></text:p>
      <text:p text:style-name="Preformatted_20_Text"/>
      <text:p text:style-name="P1"><text:s text:c="7"/><text:span text:style-name="T1">if (numfree &gt; 0) <text:s text:c="2"/>// free list not empty</text:span></text:p>
      <text:p text:style-name="P1"><text:s text:c="8"/><text:span text:style-name="T1">{ <text:s/></text:span></text:p>
      <text:p text:style-name="P1"><text:s text:c="10"/><text:span text:style-name="T1">numfree--; <text:s text:c="3"/>//decrement the number of free nodes if numfree is greater than zero <text:s/>(i.e., the new linked-list node came from the free list)</text:span></text:p>
      <text:p text:style-name="P1"><text:s text:c="10"/><text:span text:style-name="T1">return_val = freelist; <text:s text:c="3"/>// Can take from freelist</text:span></text:p>
      <text:p text:style-name="P1"><text:s text:c="10"/><text:span text:style-name="T1">freelist = freelist-&gt;next;</text:span></text:p>
      <text:p text:style-name="P1"><text:s text:c="8"/><text:span text:style-name="T1">} </text:span></text:p>
      <text:p text:style-name="P1"><text:s text:c="7"/></text:p>
      <text:p text:style-name="P1"><text:s text:c="8"/><text:span text:style-name="T1">else </text:span></text:p>
      <text:p text:style-name="P1"><text:s text:c="10"/><text:span text:style-name="T1">return_val = ::new Link; <text:s/>// Create space</text:span></text:p>
      <text:p text:style-name="P1"><text:s text:c="7"/></text:p>
      <text:p text:style-name="Preformatted_20_Text"/>
      <text:p text:style-name="P1"><text:s text:c="7"/><text:span text:style-name="T1">return return_val;</text:span></text:p>
      <text:p text:style-name="P1"><text:s text:c="2"/><text:span text:style-name="T1">} </text:span></text:p>
      <text:p text:style-name="Preformatted_20_Text"/>
      <text:p text:style-name="P2">// Overloaded delete operator</text:p>
      <text:p text:style-name="P2">void operator delete(void*ptr) </text:p>
      <text:p text:style-name="P1"><text:s/><text:span text:style-name="T1">{</text:span></text:p>
      <text:p text:style-name="Preformatted_20_Text"/>
      <text:p text:style-name="P1"><text:s text:c="4"/><text:span text:style-name="T1">numactive--; <text:s text:c="2"/>// a node deleted from a linked-list is always placed onto the </text:span><text:soft-page-break/><text:span text:style-name="T1">free list, so numactive and numfree are decremented and incremented, respectively.</text:span></text:p>
      <text:p text:style-name="P1"><text:s text:c="4"/><text:span text:style-name="T1">numfree++;</text:span></text:p>
      <text:p text:style-name="Preformatted_20_Text"/>
      <text:p text:style-name="P1"><text:s text:c="3"/><text:span text:style-name="T1">((Link&lt;E&gt;*)ptr)-&gt;next = freelist; // Put on freelist</text:span></text:p>
      <text:p text:style-name="P1"><text:s text:c="4"/><text:span text:style-name="T1">freelist = (Link&lt;E&gt;*)ptr;</text:span></text:p>
      <text:p text:style-name="P1"><text:s text:c="2"/></text:p>
      <text:p text:style-name="P1"><text:s/><text:span text:style-name="T1">}</text:span></text:p>
      <text:p text:style-name="P1"><text:s/></text:p>
      <text:p text:style-name="P1"><text:s/><text:span text:style-name="T1">static int getnumActive()</text:span></text:p>
      <text:p text:style-name="P1"><text:s/><text:span text:style-name="T1">{ return numactive; }</text:span></text:p>
      <text:p text:style-name="P1"><text:s/></text:p>
      <text:p text:style-name="P1"><text:s/><text:span text:style-name="T1">static int getnumFree()</text:span></text:p>
      <text:p text:style-name="P1"><text:s/><text:span text:style-name="T1">{return numfree; }</text:span></text:p>
      <text:p text:style-name="P1"><text:s/></text:p>
      <text:p text:style-name="P2">};</text:p>
      <text:p text:style-name="Preformatted_20_Text"/>
      <text:p text:style-name="P2">// The freelist head pointer is actually created here</text:p>
      <text:p text:style-name="P2">template &lt;typename E&gt;</text:p>
      <text:p text:style-name="P2">Link&lt;E&gt;* Link&lt;E&gt;::freelist = NULL;</text:p>
      <text:p text:style-name="Preformatted_20_Text"/>
      <text:p text:style-name="P2">template &lt;typename E&gt; </text:p>
      <text:p text:style-name="P2">int Link&lt;E&gt;::numactive = 0; <text:s/>//initialize numactive to zero</text:p>
      <text:p text:style-name="Preformatted_20_Text"/>
      <text:p text:style-name="P2">template &lt;typename E&gt; </text:p>
      <text:p text:style-name="P2">int Link&lt;E&gt;::numfree = 0; <text:s text:c="2"/>//initialize numfree to zero</text:p>
      <text:p text:style-name="Preformatted_20_Text"/>
      <text:p text:style-name="Preformatted_20_Text"/>
      <text:p text:style-name="P2">// Linked list implementation</text:p>
      <text:p text:style-name="P2">template &lt;typename E&gt; class LList: public List&lt;E&gt;</text:p>
      <text:p text:style-name="P2">{</text:p>
      <text:p text:style-name="Preformatted_20_Text"/>
      <text:p text:style-name="P1"><text:s text:c="2"/><text:span text:style-name="T1">private:</text:span></text:p>
      <text:p text:style-name="P1"><text:s text:c="4"/></text:p>
      <text:p text:style-name="P1"><text:s text:c="4"/><text:span text:style-name="T1">Link&lt;E&gt;* head; // Pointer to list header</text:span></text:p>
      <text:p text:style-name="P1"><text:s text:c="4"/><text:span text:style-name="T1">Link&lt;E&gt;* tail; // Pointer to last element</text:span></text:p>
      <text:p text:style-name="P1"><text:s text:c="4"/><text:span text:style-name="T1">Link&lt;E&gt;* curr; // Access to current element</text:span></text:p>
      <text:p text:style-name="Preformatted_20_Text"/>
      <text:p text:style-name="P1"><text:s text:c="2"/><text:span text:style-name="T1">void init() </text:span></text:p>
      <text:p text:style-name="P1"><text:s text:c="2"/><text:span text:style-name="T1">{ // Intialization helper method</text:span></text:p>
      <text:p text:style-name="P1"><text:s text:c="2"/><text:span text:style-name="T1">curr = tail = head = new Link&lt;E&gt;;</text:span></text:p>
      <text:p text:style-name="P1"><text:s text:c="2"/><text:span text:style-name="T1">}</text:span></text:p>
      <text:p text:style-name="P1"><text:s text:c="3"/></text:p>
      <text:p text:style-name="P1"><text:s text:c="3"/></text:p>
      <text:p text:style-name="P2">void removeall() </text:p>
      <text:p text:style-name="P2">{ // Return link nodes to free store</text:p>
      <text:p text:style-name="Preformatted_20_Text"/>
      <text:p text:style-name="P1"><text:s text:c="2"/><text:span text:style-name="T1">while(head != NULL) </text:span></text:p>
      <text:p text:style-name="P1"><text:s text:c="2"/><text:span text:style-name="T1">{</text:span></text:p>
      <text:p text:style-name="P1"><text:s text:c="5"/><text:span text:style-name="T1">curr = head;</text:span></text:p>
      <text:p text:style-name="P1"><text:s text:c="5"/><text:span text:style-name="T1">head = head-&gt;next;</text:span></text:p>
      <text:p text:style-name="P1"><text:s text:c="5"/><text:span text:style-name="T1">delete curr;</text:span></text:p>
      <text:p text:style-name="P1"><text:s text:c="2"/><text:span text:style-name="T1">}</text:span></text:p>
      <text:p text:style-name="P2">}</text:p>
      <text:p text:style-name="Preformatted_20_Text"/>
      <text:p text:style-name="P2">public:</text:p>
      <text:p text:style-name="P1"><text:s text:c="7"/></text:p>
      <text:p text:style-name="P1"><text:s text:c="2"/><text:span text:style-name="T1">LList() { init(); } // Constructor</text:span></text:p>
      <text:p text:style-name="P1"><text:s text:c="2"/><text:span text:style-name="T1">~LList() { removeall(); } // Destructor</text:span></text:p>
      <text:p text:style-name="P1"><text:s text:c="2"/><text:span text:style-name="T1">void print() const; // Print list contents</text:span></text:p>
      <text:p text:style-name="Preformatted_20_Text"><text:soft-page-break/></text:p>
      <text:p text:style-name="P1"><text:s text:c="2"/><text:span text:style-name="T1">void clear() { removeall(); init(); } // Clear list</text:span></text:p>
      <text:p text:style-name="Preformatted_20_Text"/>
      <text:p text:style-name="P2">void prepend(const E&amp; it)</text:p>
      <text:p text:style-name="P2">{</text:p>
      <text:p text:style-name="P1"><text:s text:c="5"/></text:p>
      <text:p text:style-name="P1"><text:s text:c="5"/><text:span text:style-name="T1">//create a new linked-list node that stores the element it, and has it's next pointer set to point at head-&gt;next</text:span></text:p>
      <text:p text:style-name="P1"><text:s text:c="5"/><text:span text:style-name="T1">//then head-&gt;next is updated to point at this new node</text:span></text:p>
      <text:p text:style-name="P1"><text:s text:c="3"/></text:p>
      <text:p text:style-name="P1"><text:s text:c="3"/><text:span text:style-name="T1">if(head == tail)</text:span></text:p>
      <text:p text:style-name="P1"><text:s text:c="5"/><text:span text:style-name="T1">head-&gt;next = tail = <text:s/>new Link&lt;E&gt;(it, head-&gt;next);</text:span></text:p>
      <text:p text:style-name="P1"><text:s text:c="5"/></text:p>
      <text:p text:style-name="P1"><text:s text:c="3"/><text:span text:style-name="T1">else</text:span></text:p>
      <text:p text:style-name="P1"><text:s text:c="5"/><text:span text:style-name="T1">head-&gt;next = new Link&lt;E&gt;(it, head-&gt;next);</text:span></text:p>
      <text:p text:style-name="P1"><text:s text:c="4"/></text:p>
      <text:p text:style-name="P2">}</text:p>
      <text:p text:style-name="Preformatted_20_Text"/>
      <text:p text:style-name="P2">void append(const E&amp; it) </text:p>
      <text:p text:style-name="P2">{ </text:p>
      <text:p text:style-name="P1"><text:s text:c="4"/></text:p>
      <text:p text:style-name="P1"><text:s text:c="4"/><text:span text:style-name="T1">//create a new linked-list node that stores the element it, and has it's next pointer set to point at NULL</text:span></text:p>
      <text:p text:style-name="P1"><text:s text:c="4"/><text:span text:style-name="T1">//then tail is updated to point at this new node</text:span></text:p>
      <text:p text:style-name="P1"><text:s text:c="4"/></text:p>
      <text:p text:style-name="P1"><text:s text:c="4"/><text:span text:style-name="T1">if(head == tail)</text:span></text:p>
      <text:p text:style-name="P1"><text:s text:c="5"/><text:span text:style-name="T1">tail = tail-&gt;next = head-&gt;next = new Link&lt;E&gt;(it, NULL);</text:span></text:p>
      <text:p text:style-name="P1"><text:s text:c="5"/></text:p>
      <text:p text:style-name="P1"><text:s text:c="4"/><text:span text:style-name="T1">else</text:span></text:p>
      <text:p text:style-name="P1"><text:s text:c="7"/><text:span text:style-name="T1">tail = tail-&gt;next = new Link&lt;E&gt;(it, NULL);</text:span></text:p>
      <text:p text:style-name="P2">}</text:p>
      <text:p text:style-name="Preformatted_20_Text"/>
      <text:p text:style-name="Preformatted_20_Text"/>
      <text:p text:style-name="P2">void moveToStart() // Place curr at list start</text:p>
      <text:p text:style-name="P1"><text:s text:c="2"/><text:span text:style-name="T1">{ curr = head; }</text:span></text:p>
      <text:p text:style-name="Preformatted_20_Text"/>
      <text:p text:style-name="Preformatted_20_Text"/>
      <text:p text:style-name="Preformatted_20_Text"/>
      <text:p text:style-name="P2">// Move curr one step right; no change if already at end</text:p>
      <text:p text:style-name="P2">bool next()</text:p>
      <text:p text:style-name="P2">{ </text:p>
      <text:p text:style-name="P1"><text:s text:c="2"/><text:span text:style-name="T1">if (curr != tail) </text:span></text:p>
      <text:p text:style-name="P1"><text:s text:c="2"/><text:span text:style-name="T1">{ <text:s text:c="2"/>curr = curr-&gt;next;</text:span></text:p>
      <text:p text:style-name="P1"><text:s text:c="6"/><text:span text:style-name="T1">return true;</text:span></text:p>
      <text:p text:style-name="P1"><text:s text:c="3"/><text:span text:style-name="T1">} <text:s/></text:span></text:p>
      <text:p text:style-name="P1"><text:s text:c="3"/></text:p>
      <text:p text:style-name="P1"><text:s text:c="3"/><text:span text:style-name="T1">return false;</text:span></text:p>
      <text:p text:style-name="P1"><text:s text:c="5"/></text:p>
      <text:p text:style-name="P2">}</text:p>
      <text:p text:style-name="Preformatted_20_Text"/>
      <text:p text:style-name="Preformatted_20_Text"/>
      <text:p text:style-name="Preformatted_20_Text"/>
      <text:p text:style-name="P2">const E&amp; getValue() const </text:p>
      <text:p text:style-name="P2">{ // Return current element</text:p>
      <text:p text:style-name="P1"><text:s text:c="3"/></text:p>
      <text:p text:style-name="P1"><text:s text:c="3"/><text:span text:style-name="T1">assert(curr-&gt;next != NULL); <text:s text:c="2"/></text:span></text:p>
      <text:p text:style-name="P1"><text:s text:c="4"/><text:span text:style-name="T1">return curr-&gt;next-&gt;element;</text:span></text:p>
      <text:p text:style-name="P1"><text:s text:c="3"/></text:p>
      <text:p text:style-name="P2">}</text:p>
      <text:p text:style-name="Preformatted_20_Text"><text:soft-page-break/></text:p>
      <text:p text:style-name="P2">int numActive() <text:s/>//return the number of active nodes</text:p>
      <text:p text:style-name="P2">{ <text:s/></text:p>
      <text:p text:style-name="P1"><text:s text:c="3"/></text:p>
      <text:p text:style-name="P1"><text:s text:c="4"/><text:span text:style-name="T1">return Link&lt;E&gt;::getnumActive(); <text:s/></text:span></text:p>
      <text:p text:style-name="P1"><text:s text:c="3"/></text:p>
      <text:p text:style-name="P2">}</text:p>
      <text:p text:style-name="Preformatted_20_Text"/>
      <text:p text:style-name="P2">int numFree() <text:s/>//return the number of free nodes</text:p>
      <text:p text:style-name="P2">{ </text:p>
      <text:p text:style-name="P1"><text:s text:c="2"/></text:p>
      <text:p text:style-name="P1"><text:s text:c="4"/><text:span text:style-name="T1">return <text:s/>Link&lt;E&gt;::getnumFree(); </text:span></text:p>
      <text:p text:style-name="P1"><text:s text:c="4"/></text:p>
      <text:p text:style-name="P2">}</text:p>
      <text:p text:style-name="Preformatted_20_Text"/>
      <text:p text:style-name="P5">};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4:03:40.560000000</meta:creation-date>
    <dc:date>2015-03-16T14:05:54.912000000</dc:date>
    <meta:editing-duration>PT2M14S</meta:editing-duration>
    <meta:editing-cycles>2</meta:editing-cycles>
    <meta:generator>LibreOffice/4.4.0.3$Windows_x86 LibreOffice_project/de093506bcdc5fafd9023ee680b8c60e3e0645d7</meta:generator>
    <meta:document-statistic meta:table-count="0" meta:image-count="0" meta:object-count="0" meta:page-count="4" meta:paragraph-count="149" meta:word-count="560" meta:character-count="3752" meta:non-whitespace-character-count="2872"/>
  </office:meta>
</office:document-meta>
</file>